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style:num-suffix="." text:bullet-char="–"/>
      <text:list-level-style-bullet text:level="2" text:style-name="Bullet_20_Symbols" style:num-suffix="." text:bullet-char="–"/>
      <text:list-level-style-bullet text:level="3" text:style-name="Bullet_20_Symbols" style:num-suffix="." text:bullet-char="–"/>
      <text:list-level-style-bullet text:level="4" text:style-name="Bullet_20_Symbols" style:num-suffix="." text:bullet-char="–"/>
      <text:list-level-style-bullet text:level="5" text:style-name="Bullet_20_Symbols" style:num-suffix="." text:bullet-char="–"/>
      <text:list-level-style-bullet text:level="6" text:style-name="Bullet_20_Symbols" style:num-suffix="." text:bullet-char="–"/>
      <text:list-level-style-bullet text:level="7" text:style-name="Bullet_20_Symbols" style:num-suffix="." text:bullet-char="–"/>
      <text:list-level-style-bullet text:level="8" text:style-name="Bullet_20_Symbols" style:num-suffix="." text:bullet-char="–"/>
      <text:list-level-style-bullet text:level="9" text:style-name="Bullet_20_Symbols" style:num-suffix="." text:bullet-char="–"/>
      <text:list-level-style-bullet text:level="10" text:style-name="Bullet_20_Symbols" style:num-suffix="." text:bullet-char="–"/>
    </text:list-style>
    <text:list-style style:name="L2">
      <text:list-level-style-bullet text:level="1" text:style-name="Bullet_20_Symbols" style:num-suffix="." text:bullet-char="–"/>
      <text:list-level-style-bullet text:level="2" text:style-name="Bullet_20_Symbols" style:num-suffix="." text:bullet-char="–"/>
      <text:list-level-style-bullet text:level="3" text:style-name="Bullet_20_Symbols" style:num-suffix="." text:bullet-char="–"/>
      <text:list-level-style-bullet text:level="4" text:style-name="Bullet_20_Symbols" style:num-suffix="." text:bullet-char="–"/>
      <text:list-level-style-bullet text:level="5" text:style-name="Bullet_20_Symbols" style:num-suffix="." text:bullet-char="–"/>
      <text:list-level-style-bullet text:level="6" text:style-name="Bullet_20_Symbols" style:num-suffix="." text:bullet-char="–"/>
      <text:list-level-style-bullet text:level="7" text:style-name="Bullet_20_Symbols" style:num-suffix="." text:bullet-char="–"/>
      <text:list-level-style-bullet text:level="8" text:style-name="Bullet_20_Symbols" style:num-suffix="." text:bullet-char="–"/>
      <text:list-level-style-bullet text:level="9" text:style-name="Bullet_20_Symbols" style:num-suffix="." text:bullet-char="–"/>
      <text:list-level-style-bullet text:level="10" text:style-name="Bullet_20_Symbols" style:num-suffix="." text:bullet-char="–"/>
    </text:list-style>
    <text:list-style style:name="L3">
      <text:list-level-style-bullet text:level="1" text:style-name="Bullet_20_Symbols" style:num-suffix="." text:bullet-char="–"/>
      <text:list-level-style-bullet text:level="2" text:style-name="Bullet_20_Symbols" style:num-suffix="." text:bullet-char="–"/>
      <text:list-level-style-bullet text:level="3" text:style-name="Bullet_20_Symbols" style:num-suffix="." text:bullet-char="–"/>
      <text:list-level-style-bullet text:level="4" text:style-name="Bullet_20_Symbols" style:num-suffix="." text:bullet-char="–"/>
      <text:list-level-style-bullet text:level="5" text:style-name="Bullet_20_Symbols" style:num-suffix="." text:bullet-char="–"/>
      <text:list-level-style-bullet text:level="6" text:style-name="Bullet_20_Symbols" style:num-suffix="." text:bullet-char="–"/>
      <text:list-level-style-bullet text:level="7" text:style-name="Bullet_20_Symbols" style:num-suffix="." text:bullet-char="–"/>
      <text:list-level-style-bullet text:level="8" text:style-name="Bullet_20_Symbols" style:num-suffix="." text:bullet-char="–"/>
      <text:list-level-style-bullet text:level="9" text:style-name="Bullet_20_Symbols" style:num-suffix="." text:bullet-char="–"/>
      <text:list-level-style-bullet text:level="10" text:style-name="Bullet_20_Symbols" style:num-suffix="." text:bullet-char="–"/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nuel de reprise(compilateur)</text:p>
      <text:p text:style-name="Standard"/>
      <text:p text:style-name="Standard">pourquoi ANTLR?</text:p>
      <text:list text:style-name="L1">
        <text:list-item>
          <text:p text:style-name="P1">déjà utilisé au 1er semestre</text:p>
        </text:list-item>
        <text:list-item>
          <text:p text:style-name="P1">Adapté au projet</text:p>
        </text:list-item>
        <text:list-item>
          <text:p text:style-name="P1">Compatible avec Java</text:p>
        </text:list-item>
      </text:list>
      <text:p text:style-name="Standard"/>
      <text:p text:style-name="Standard">Répartition du code:</text:p>
      <text:list text:style-name="L2">
        <text:list-item>
          <text:p text:style-name="P2">Modèle → Analogie avec POO: classe (conteneur de données)</text:p>
        </text:list-item>
        <text:list-item>
          <text:p text:style-name="P2">Entités → objet</text:p>
        </text:list-item>
        <text:list-item>
          <text:p text:style-name="P2">Définition: fonction avec la liste des actions possibles (itératif)</text:p>
        </text:list-item>
        <text:list-item>
          <text:p text:style-name="P2">règles: règles du jeu: conditions pour activer une ou des défintions</text:p>
        </text:list-item>
        <text:list-item>
          <text:p text:style-name="P2">Commandes: Interface utilisateur (clavier, souris) déclenchant les définitions</text:p>
        </text:list-item>
        <text:list-item>
          <text:p text:style-name="P2">I.A. :?</text:p>
        </text:list-item>
      </text:list>
      <text:p text:style-name="Standard"/>
      <text:p text:style-name="Standard">Modèles prédéfinis stockés dans un fichier xml. Ce ficjier est parser au début de la compilation (JDOM)</text:p>
      <text:p text:style-name="Standard">→ Tous les modèles ne sont pas générés en js</text:p>
      <text:p text:style-name="Standard"/>
      <text:p text:style-name="Standard">Améliorations possibles:</text:p>
      <text:list text:style-name="L3">
        <text:list-item>
          <text:p text:style-name="P3">Optimisation du code</text:p>
        </text:list-item>
        <text:list-item>
          <text:p text:style-name="P3">Gestions des fichiers média (sons, images, vidéos)</text:p>
        </text:list-item>
        <text:list-item>
          <text:p text:style-name="P3">Revoir les I.A.</text:p>
        </text:list-item>
        <text:list-item>
          <text:p text:style-name="P3">Les différents genres de map (grille, ruban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fr" fo:country="FR" style:letter-kerning="true" style:font-name-asian="F" style:font-size-asian="12pt" style:language-asian="zh" style:country-asian="CN" style:font-name-complex="F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11-04-27T15:23:39</meta:creation-date>
    <dc:creator>** **</dc:creator>
    <dc:date>2011-04-27T17:29:40</dc:date>
    <dc:language>fr-FR</dc:language>
    <meta:editing-cycles>3</meta:editing-cycles>
    <meta:editing-duration>PT13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107" meta:character-count="721"/>
  </office:meta>
</office:document-meta>
</file>